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a51" officeooo:paragraph-rsid="001b6a51"/>
    </style:style>
    <style:style style:name="P2" style:family="paragraph" style:parent-style-name="Standard">
      <style:text-properties officeooo:rsid="001b6a51" officeooo:paragraph-rsid="001b6a51"/>
    </style:style>
    <style:style style:name="P3" style:family="paragraph" style:parent-style-name="Standard">
      <style:text-properties officeooo:rsid="001b6a51" officeooo:paragraph-rsid="001d2428"/>
    </style:style>
    <style:style style:name="T1" style:family="text">
      <style:text-properties officeooo:rsid="001d2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Notes:</text:p>
      <text:p text:style-name="P1"/>
      <text:p text:style-name="P1">March 25, 2018</text:p>
      <text:p text:style-name="P1">- Had to update the likwid-perfscope.lua script to not wait for Ctrl+C to end.</text:p>
      <text:p text:style-name="P1">- Must note that you need the following command for perfscope to actually work</text:p>
      <text:p text:style-name="P3"><text:tab/>- sudo setcap cap_sys_rawio+ep UAH/CPE_631/likwid/likwid.lua</text:p>
      <text:p text:style-name="P3">- <text:span text:style-name="T1">Example usage of the program</text:span></text:p>
      <text:p text:style-name="P3"><text:tab/>- sudo likwid-perfscope -g ENERGY -C S0:7 -r 10 -t 500ms ./test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0:48:32.983494982</meta:creation-date>
    <dc:date>2018-03-26T00:52:01.628878101</dc:date>
    <meta:editing-duration>PT2M45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7" meta:word-count="56" meta:character-count="340" meta:non-whitespace-character-count="289"/>
  </office:meta>
</office:document-meta>
</file>